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fo:font-weight="normal" style:font-weight-asian="normal" style:font-weight-complex="normal"/>
    </style:style>
    <style:style style:name="P5" style:family="paragraph" style:parent-style-name="Heading_20_1" style:master-page-name="MP0">
      <style:paragraph-properties style:page-number="auto" fo:break-before="page"/>
    </style:style>
    <style:style style:name="T1" style:family="text">
      <style:text-properties fo:language="en" fo:country="U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090854"/>
    </style:style>
    <text:list-style style:name="L1">
      <text:list-level-style-bullet text:level="1" text:style-name="WW_5f_CharLFO1LVL1" text:bullet-char="•">
        <style:list-level-properties/>
        <style:text-properties style:font-name="OpenSymbol1"/>
      </text:list-level-style-bullet>
      <text:list-level-style-bullet text:level="2" text:style-name="WW_5f_CharLFO1LVL2" text:bullet-char="◦">
        <style:list-level-properties/>
        <style:text-properties style:font-name="OpenSymbol1"/>
      </text:list-level-style-bullet>
      <text:list-level-style-bullet text:level="3" text:style-name="WW_5f_CharLFO1LVL3" text:bullet-char="▪">
        <style:list-level-properties/>
        <style:text-properties style:font-name="OpenSymbol1"/>
      </text:list-level-style-bullet>
      <text:list-level-style-bullet text:level="4" text:style-name="WW_5f_CharLFO1LVL4" text:bullet-char="•">
        <style:list-level-properties/>
        <style:text-properties style:font-name="OpenSymbol1"/>
      </text:list-level-style-bullet>
      <text:list-level-style-bullet text:level="5" text:style-name="WW_5f_CharLFO1LVL5" text:bullet-char="◦">
        <style:list-level-properties/>
        <style:text-properties style:font-name="OpenSymbol1"/>
      </text:list-level-style-bullet>
      <text:list-level-style-bullet text:level="6" text:style-name="WW_5f_CharLFO1LVL6" text:bullet-char="▪">
        <style:list-level-properties/>
        <style:text-properties style:font-name="OpenSymbol1"/>
      </text:list-level-style-bullet>
      <text:list-level-style-bullet text:level="7" text:style-name="WW_5f_CharLFO1LVL7" text:bullet-char="•">
        <style:list-level-properties/>
        <style:text-properties style:font-name="OpenSymbol1"/>
      </text:list-level-style-bullet>
      <text:list-level-style-bullet text:level="8" text:style-name="WW_5f_CharLFO1LVL8" text:bullet-char="◦">
        <style:list-level-properties/>
        <style:text-properties style:font-name="OpenSymbol1"/>
      </text:list-level-style-bullet>
      <text:list-level-style-bullet text:level="9" text:style-name="WW_5f_CharLFO1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mplementare un mandatory access control</text:h>
      <text:p text:style-name="Text_20_body">La sicurezza introdotta da un MAC consente di monitorare <text:span text:style-name="T3">o</text:span> impedire alcune operazioni rispetto a determinati processi o oggetti. Viene utilizzata per la messa in sicurezza di applicativi o di moduli del kernel.</text:p>
      <text:p text:style-name="Text_20_body">A livello enterprise il mercato offre due possibili implementazioni di un MAC:</text:p>
      <text:list xml:id="list8656280893623344983" text:style-name="L1">
        <text:list-item>
          <text:p text:style-name="P2">SELinux</text:p>
        </text:list-item>
        <text:list-item>
          <text:p text:style-name="P2">AppArmor</text:p>
        </text:list-item>
      </text:list>
      <text:p text:style-name="Text_20_body">SELinux è un sistema complesso, completo, con una bassa curva di apprendimento.</text:p>
      <text:p text:style-name="Text_20_body">Il sistema è nato per garantire la sicurezza in ambito militare, è stato progettato infatti dalla NSA, l'agenzia di sicurezza nazionale americana. I suoi punti di forza sono la flessibilità delle varie politiche MAC su cui si basa.</text:p>
      <text:p text:style-name="Text_20_body">AppArmor è invece un sistema che vanta una maggiore usabilità ed è più adatto per chi si sta avvicinando per la prima volta a configurazioni di un sistema MAC.</text:p>
      <text:p text:style-name="Text_20_body">Successivamente analizzerò alcuni aspetti di SELinux con l'obbiettivo di esplicitare per quali motivi la nostra scelta è ricaduta su AppArmor.</text:p>
      <text:h text:style-name="Heading_20_1" text:outline-level="1">SELinux</text:h>
      <text:p text:style-name="Text_20_body">SELinux è un modulo per la sicurezza del kernel di linux, in quanto tale è piuttosto efficiente, e permette un controllo anche a basso livello sui processi dell'utenza e sul servizio di accesso ai file del sistema. Essendo una implementazione per un MAC, si basa su alcuni concept:</text:p>
      <text:list xml:id="list814157046291219472" text:style-name="L2">
        <text:list-item>
          <text:p text:style-name="P3"><text:span text:style-name="T2">“Type Enforcement”</text:span>- assegna a ciascun soggetto(generalmente un processo) un contesto di accessibilità relativamente a un oggetto(file, processo ecc);</text:p>
        </text:list-item>
        <text:list-item>
          <text:p text:style-name="P3"><text:span text:style-name="T2">“</text:span><text:bookmark text:name="firstHeading"/><text:span text:style-name="T1">Role-based access control</text:span><text:span text:style-name="T2">”</text:span>- assegna a ciascun soggetto uno o più ruoli. Ciascun ruolo corrisponde generalmente a un ruolo aziendale, e ha una tabella di accessibilità corrispondente. Il ruolo viene selezionato o assegnato all'utente che deve poi validarsi per renderlo attivo e quindi poter esercitare il proprio diritto di accesso.</text:p>
        </text:list-item>
        <text:list-item>
          <text:p text:style-name="P4"><text:span text:style-name="T2">“Multilevel security”</text:span> - Fondamentalmente suddivide le informazioni in livelli di sicurezza, fa in modo che utenti, che possiedono un determinato livello di accessibilità, non siano in grado di visualizzare informazioni che non gli competono. Nel caso di SELinux questo concept concorre a definirlo formalmente come sistema tacciabile di fiducia. Il multilevel security è di difficile applicazione in quanto soffre, di alcune rigidità quando si tenta di diminuire la classificazione di sicurezza di alcuni file.</text:p>
        </text:list-item>
      </text:list>
      <text:p text:style-name="P1">Come in AppArmor anche in SELinux è presente un permissive mode, in cui le violazioni di sicurezza configurate non vengono impedite, ma semplicemente annotate in un log. Questa modalità è ovviamente utile nel testing, ma anche impiegata per il learning.</text:p>
      <text:p text:style-name="P1">La parola chiave che ritorna in ogni articolo trattante SELinux è “ben dettagliato”: come abbiamo detto ogni user ha un proprio ruolo, dominio o (type of enforcement), e un identificativo. Questo è valido anche per ogni singolo file, porta di rete, e ogni altro hardware del sistema. Le politiche che possono essere applicate nel domino sono le più disparate e coinvolgono tutti e tre i concept politiche esplicite, legate all'interazione con i ruoli, o ai livelli di sicurezza.</text:p>
      <text:p text:style-name="P1">Nella terminologia vista le differenze tra le politiche utilizzate, quelle attribuite al file system sono chiamate labelling.</text:p>
      <text:p text:style-name="P1"/>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1" style:display-name="WW_CharLFO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2" style:display-name="WW_CharLFO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3" style:display-name="WW_CharLFO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4" style:display-name="WW_CharLFO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5" style:display-name="WW_CharLFO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6" style:display-name="WW_CharLFO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7" style:display-name="WW_CharLFO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8" style:display-name="WW_CharLFO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LVL9" style:display-name="WW_CharLFO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VERA</meta:initial-creator>
    <meta:creation-date>2015-03-17T10:23:00Z</meta:creation-date>
    <dc:date>2015-05-23T20:44:43.424472661</dc:date>
    <meta:editing-cycles>6</meta:editing-cycles>
    <meta:editing-duration>PT15H8M45S</meta:editing-duration>
    <meta:document-statistic meta:table-count="0" meta:image-count="0" meta:object-count="0" meta:page-count="2" meta:paragraph-count="17" meta:word-count="481" meta:character-count="3095" meta:non-whitespace-character-count="2636"/>
    <meta:template xlink:type="simple" xlink:actuate="onRequest" xlink:title="" xlink:href="Normal.dotm"/>
  </office:meta>
</office:document-meta>
</file>